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99e1" officeooo:paragraph-rsid="001999e1"/>
    </style:style>
    <style:style style:name="P2" style:family="paragraph" style:parent-style-name="Standard">
      <style:text-properties fo:color="#72bf44" officeooo:rsid="001999e1" officeooo:paragraph-rsid="001999e1"/>
    </style:style>
    <style:style style:name="P3" style:family="paragraph" style:parent-style-name="Standard">
      <style:text-properties style:use-window-font-color="true" officeooo:rsid="001999e1" officeooo:paragraph-rsid="001999e1"/>
    </style:style>
    <style:style style:name="P4" style:family="paragraph" style:parent-style-name="Standard">
      <style:text-properties style:use-window-font-color="true" officeooo:rsid="001a4379" officeooo:paragraph-rsid="001a4379"/>
    </style:style>
    <style:style style:name="T1" style:family="text">
      <style:text-properties fo:color="#72bf44"/>
    </style:style>
    <style:style style:name="T2" style:family="text">
      <style:text-properties fo:color="#ed1c24"/>
    </style:style>
    <style:style style:name="T3" style:family="text">
      <style:text-properties fo:color="#ed1c24" officeooo:rsid="001a4379"/>
    </style:style>
    <style:style style:name="T4" style:family="text">
      <style:text-properties style:use-window-font-color="true" officeooo:rsid="001a4379"/>
    </style:style>
    <style:style style:name="T5" style:family="text">
      <style:text-properties officeooo:rsid="001a4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:</text:p>
      <text:p text:style-name="Standard"/>
      <text:p text:style-name="Standard">"The<text:span text:style-name="T2"> Azamon Shop</text:span> <text:span text:style-name="T1">has</text:span> <text:span text:style-name="T2">articles</text:span> and <text:span text:style-name="T2">shopping carts</text:span>. An <text:span text:style-name="T2">article</text:span> <text:span text:style-name="T1">has</text:span> a <text:span text:style-name="T2">name</text:span>, <text:span text:style-name="T2">type</text:span> and <text:span text:style-name="T2">price</text:span>. A</text:p>
      <text:p text:style-name="Standard"><text:span text:style-name="T2">shopping cart</text:span> <text:span text:style-name="T1">has</text:span> a <text:span text:style-name="T2">user name</text:span> and a list of <text:span text:style-name="T2">articles</text:span>. We can <text:span text:style-name="T1">list</text:span> all the <text:span text:style-name="T2">articles</text:span> of the <text:span text:style-name="T2">shop</text:span>. We can</text:p>
      <text:p text:style-name="Standard"><text:span text:style-name="T1">list</text:span> all the <text:span text:style-name="T2">articles</text:span> in a <text:span text:style-name="T2">shopping cart</text:span>. We can <text:span text:style-name="T1">put</text:span> an <text:span text:style-name="T2">article</text:span> in a <text:span text:style-name="T2">shopping cart</text:span>. We can <text:span text:style-name="T1">calculate</text:span></text:p>
      <text:p text:style-name="Standard">the <text:span text:style-name="T2">price</text:span> of all <text:span text:style-name="T2">articles</text:span> in a <text:span text:style-name="T2">shopping cart</text:span>."</text:p>
      <text:p text:style-name="P4"/>
      <text:p text:style-name="P1">Object-Oriented Analysis:</text:p>
      <text:p text:style-name="P1"/>
      <text:p text:style-name="P1">1. identify <text:span text:style-name="T1">verbs</text:span> vs <text:span text:style-name="T2">nouns</text:span></text:p>
      <text:p text:style-name="P1"><text:span text:style-name="T2">nouns:</text:span></text:p>
      <text:p text:style-name="P1"><text:span text:style-name="T2">- shop: </text:span><text:span text:style-name="T3">class</text:span></text:p>
      <text:p text:style-name="P1"><text:span text:style-name="T2">- articles: class</text:span></text:p>
      <text:p text:style-name="P1"><text:span text:style-name="T2">- cart: class</text:span></text:p>
      <text:p text:style-name="P1"><text:span text:style-name="T3">x</text:span><text:span text:style-name="T2"> name: String</text:span></text:p>
      <text:p text:style-name="P1"><text:span text:style-name="T3">x</text:span><text:span text:style-name="T2"> type: String</text:span></text:p>
      <text:p text:style-name="P1"><text:span text:style-name="T3">x</text:span><text:span text:style-name="T2"> price: double</text:span></text:p>
      <text:p text:style-name="P1"><text:span text:style-name="T3">x</text:span><text:span text:style-name="T2"> user name: String</text:span></text:p>
      <text:p text:style-name="P2">verbs:</text:p>
      <text:p text:style-name="P2">- has</text:p>
      <text:p text:style-name="P2"><text:span text:style-name="T5">x</text:span> listInShop()</text:p>
      <text:p text:style-name="P2"><text:span text:style-name="T5">x</text:span> listInShoppingCart()</text:p>
      <text:p text:style-name="P2"><text:span text:style-name="T5">x</text:span> put()</text:p>
      <text:p text:style-name="P2"><text:span text:style-name="T5">x</text:span> calculate()</text:p>
      <text:p text:style-name="P2"/>
      <text:p text:style-name="P3">2. identify classes, properties, methods.</text:p>
      <text:p text:style-name="P3">- all verbs become methods</text:p>
      <text:p text:style-name="P3">- all nouns become either classes or properties</text:p>
      <text:p text:style-name="P3">- lots of counts, most likely classes</text:p>
      <text:p text:style-name="P3">- if not atomic (that is if it is made up of smaller pieces), then most like class</text:p>
      <text:p text:style-name="P3">- if it is a primitive data type (including string) then it is property</text:p>
      <text:p text:style-name="P3"/>
      <text:p text:style-name="P4">3. associate properties and methods with the right class</text:p>
      <text:p text:style-name="P4">Shop: articles, carts : listAllArticles()</text:p>
      <text:p text:style-name="P4">Article: name, type, price : </text:p>
      <text:p text:style-name="P4">Cart: userName, articles : listAllArticles(), putArticle(), calculate(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2:19:10.423798993</meta:creation-date>
    <dc:date>2021-11-11T13:09:11.643138546</dc:date>
    <meta:editing-duration>PT27M9S</meta:editing-duration>
    <meta:editing-cycles>1</meta:editing-cycles>
    <meta:document-statistic meta:table-count="0" meta:image-count="0" meta:object-count="0" meta:page-count="1" meta:paragraph-count="31" meta:word-count="193" meta:character-count="1081" meta:non-whitespace-character-count="918"/>
    <meta:generator>LibreOffice/6.0.7.3$Linux_X86_64 LibreOffice_project/00m0$Build-3</meta:generator>
  </office:meta>
</office:document-meta>
</file>